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0000004003C7804EC9CC78C94.png" manifest:media-type="image/png"/>
  <manifest:file-entry manifest:full-path="Pictures/10000201000003490000025399460E314BB80969.png" manifest:media-type="image/png"/>
  <manifest:file-entry manifest:full-path="Pictures/1001D1790000571E00003DA13B7FFC1D7EA16A68.svg" manifest:media-type="image/svg+xml"/>
  <manifest:file-entry manifest:full-path="Pictures/1000020100000349000002538D044A92E103ADA8.png" manifest:media-type="image/png"/>
  <manifest:file-entry manifest:full-path="Pictures/1000CEEE0000571E00003DA1500334C32E4DECA5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itle">
      <style:paragraph-properties fo:text-align="start" style:justify-single-word="false"/>
      <style:text-properties officeooo:paragraph-rsid="000f5b72"/>
    </style:style>
    <style:style style:name="P2" style:family="paragraph" style:parent-style-name="Text_20_body">
      <style:paragraph-properties fo:text-align="start" style:justify-single-word="false"/>
      <style:text-properties fo:font-size="96pt" officeooo:rsid="0015f123" officeooo:paragraph-rsid="0015f123" style:font-size-asian="96pt" style:font-size-complex="96pt"/>
    </style:style>
    <style:style style:name="T1" style:family="text">
      <style:text-properties style:font-name="Liberation Sans" fo:font-size="80pt" fo:font-weight="bold" officeooo:rsid="000f5b72" style:font-name-asian="Arial Unicode MS" style:font-size-asian="80pt" style:font-weight-asian="bold" style:font-name-complex="Arial Unicode MS" style:font-size-complex="80pt" style:font-weight-complex="bold"/>
    </style:style>
    <style:style style:name="T2" style:family="text">
      <style:text-properties style:font-name="Liberation Sans" fo:font-size="80pt" fo:font-weight="bold" officeooo:rsid="0012e4c6" style:font-name-asian="Arial Unicode MS" style:font-size-asian="80pt" style:font-weight-asian="bold" style:font-name-complex="Arial Unicode MS" style:font-size-complex="80pt" style:font-weight-complex="bold"/>
    </style:style>
    <style:style style:name="T3" style:family="text">
      <style:text-properties style:font-name="Liberation Sans" fo:font-size="80pt" fo:font-weight="bold" officeooo:rsid="001416d6" style:font-name-asian="Arial Unicode MS" style:font-size-asian="80pt" style:font-weight-asian="bold" style:font-name-complex="Arial Unicode MS" style:font-size-complex="8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728in, 1.6929in, 1.7602in, 0.8799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1291in, 3.9417in, 1.0752in, 3.9543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draw:name="Image1" text:anchor-type="paragraph" svg:x="8.9311in" svg:y="-0.7874in" svg:width="1.8228in" svg:height="8.2701in" draw:z-index="0"><draw:image xlink:href="Pictures/1000CEEE0000571E00003DA1500334C32E4DECA5.svg" xlink:type="simple" xlink:show="embed" xlink:actuate="onLoad" loext:mime-type="image/svg+xml"/><draw:image xlink:href="Pictures/1000020100000349000002538D044A92E103ADA8.png" xlink:type="simple" xlink:show="embed" xlink:actuate="onLoad" loext:mime-type="image/png"/></draw:frame><draw:frame draw:style-name="fr2" draw:name="Image2" text:anchor-type="paragraph" svg:x="-0.028in" svg:y="5.3902in" svg:width="3.5272in" svg:height="1.5472in" draw:z-index="1"><draw:image xlink:href="Pictures/1001D1790000571E00003DA13B7FFC1D7EA16A68.svg" xlink:type="simple" xlink:show="embed" xlink:actuate="onLoad" loext:mime-type="image/svg+xml"/><draw:image xlink:href="Pictures/10000201000003490000025399460E314BB80969.png" xlink:type="simple" xlink:show="embed" xlink:actuate="onLoad" loext:mime-type="image/png"/></draw:frame><text:span text:style-name="T3">Cans &amp; </text:span><text:span text:style-name="T2">Plastic</text:span><text:span text:style-name="T1"> Bottles</text:span><draw:frame draw:style-name="fr1" draw:name="Image3" text:anchor-type="char" svg:x="4.3575in" svg:y="2.1646in" svg:width="3.3673in" svg:height="3.3673in" draw:z-index="2"><draw:image xlink:href="Pictures/1000020100000400000004003C7804EC9CC78C94.png" xlink:type="simple" xlink:show="embed" xlink:actuate="onLoad" loext:mime-type="image/png"/></draw:frame></text:p>
      <text:p text:style-name="P2">Only: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9909in" style:type="center"/>
          <style:tab-stop style:position="7.9827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2.5in" fo:margin-left="0.7874in" fo:margin-right="2.9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0T14:31:38.458845978</meta:creation-date>
    <meta:editing-duration>PT22M23S</meta:editing-duration>
    <meta:editing-cycles>8</meta:editing-cycles>
    <meta:generator>LibreOffice/6.4.5.2$Linux_X86_64 LibreOffice_project/40$Build-2</meta:generator>
    <dc:date>2020-08-10T15:23:48.715136964</dc:date>
    <meta:print-date>2020-08-10T15:49:21.033614097</meta:print-date>
    <meta:document-statistic meta:table-count="0" meta:image-count="3" meta:object-count="0" meta:page-count="1" meta:paragraph-count="2" meta:word-count="5" meta:character-count="27" meta:non-whitespace-character-count="24"/>
  </office:meta>
</office:document-meta>
</file>